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3.447cm"/>
    </style:style>
    <style:style style:name="Tabla1.B" style:family="table-column">
      <style:table-column-properties style:column-width="4.011cm"/>
    </style:style>
    <style:style style:name="Tabla1.C" style:family="table-column">
      <style:table-column-properties style:column-width="9.543cm"/>
    </style:style>
    <style:style style:name="Tabla1.A1" style:family="table-cell">
      <style:table-cell-properties style:vertical-align="middle" fo:padding="0cm" fo:border="none"/>
    </style:style>
    <style:style style:name="Tabla1.C45" style:family="table-cell">
      <style:table-cell-properties fo:padding="0.049cm" fo:border-left="0.05pt solid #808080" fo:border-right="0.75pt solid #808080" fo:border-top="none" fo:border-bottom="0.75pt solid #80808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" fo:font-weight="bold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1" fo:font-weight="bold"/>
    </style:style>
    <style:style style:name="P7" style:family="paragraph" style:parent-style-name="Table_20_Contents">
      <style:paragraph-properties fo:margin-top="0cm" fo:margin-bottom="0cm" style:contextual-spacing="false"/>
      <style:text-properties style:font-name="arial"/>
    </style:style>
    <style:style style:name="T1" style:family="text">
      <style:text-properties fo:color="#1155cc" style:font-name="arial1"/>
    </style:style>
    <style:style style:name="T2" style:family="text">
      <style:text-properties fo:color="#1155cc" style:font-name="arial1" fo:font-weight="bold"/>
    </style:style>
    <style:style style:name="T3" style:family="text">
      <style:text-properties fo:color="#1155cc" style:font-name="arial"/>
    </style:style>
    <style:style style:name="T4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6">Gelsi Fabrizio</text:p>
          </table:table-cell>
        </table:table-row>
        <table:table-row>
          <table:table-cell table:style-name="Tabla1.A1" office:value-type="string">
            <text:p text:style-name="P5">EMAIL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3"><text:a xlink:type="simple" xlink:href="mailto:fabrizio.gelsi@gmail.com" office:target-frame-name="_blank" xlink:show="new"><text:span text:style-name="T2">fabrizio.gelsi@gmail.com</text:span></text:a></text:p>
          </table:table-cell>
        </table:table-row>
        <table:table-row>
          <table:table-cell table:style-name="Tabla1.A1" office:value-type="string">
            <text:p text:style-name="P5">PROYECT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5">Poncho RF</text:p>
          </table:table-cell>
        </table:table-row>
        <table:table-row>
          <table:table-cell table:style-name="Tabla1.A1" office:value-type="string">
            <text:p text:style-name="P5">REPO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3"><text:a xlink:type="simple" xlink:href="https://github.com/fabriziogelsi/ProyectoPCB_CESE_GELSI" office:target-frame-name="_blank" xlink:show="new"><text:span text:style-name="T1">https://github.com/</text:span></text:a></text:p>
          </table:table-cell>
        </table:table-row>
        <table:table-row>
          <table:table-cell table:style-name="Tabla1.A1" office:value-type="string">
            <text:p text:style-name="P5">CORRECCION (Fecha)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Primera</text:p>
          </table:table-cell>
        </table:table-row>
        <table:table-row>
          <table:table-cell table:style-name="Tabla1.A1" office:value-type="string">
            <text:p text:style-name="P5">Curso CESE - PCB</text:p>
          </table:table-cell>
          <table:table-cell table:style-name="Tabla1.A1" office:value-type="string">
            <text:p text:style-name="P4">Docente</text:p>
          </table:table-cell>
          <table:table-cell table:style-name="Tabla1.A1" office:value-type="string">
            <text:p text:style-name="P4">Diego Brengi</text:p>
          </table:table-cell>
        </table:table-row>
        <table:table-row>
          <table:table-cell table:style-name="Tabla1.A1" office:value-type="string">
            <text:p text:style-name="P5">Documentación</text:p>
          </table:table-cell>
          <table:table-cell table:style-name="Tabla1.A1" office:value-type="string">
            <text:p text:style-name="P4">Archivo hoja de proyecto en /doc</text:p>
          </table:table-cell>
          <table:table-cell table:style-name="Tabla1.A1" office:value-type="string">
            <text:p text:style-name="P4">FALTA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Archivos de revisiones en /doc</text:p>
          </table:table-cell>
          <table:table-cell table:style-name="Tabla1.A1" office:value-type="string">
            <text:p text:style-name="P4">Colocar esta revisión en el direcotrio doc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Revisor designado</text:p>
          </table:table-cell>
          <table:table-cell table:style-name="Tabla1.A1" office:value-type="string">
            <text:p text:style-name="P4">Colocar en el rórulo.</text:p>
          </table:table-cell>
        </table:table-row>
        <table:table-row>
          <table:table-cell table:style-name="Tabla1.A1" office:value-type="string">
            <text:p text:style-name="P5">Esquematico</text:p>
          </table:table-cell>
          <table:table-cell table:style-name="Tabla1.A1" office:value-type="string">
            <text:p text:style-name="P4">Bibliotecas</text:p>
          </table:table-cell>
          <table:table-cell table:style-name="Tabla1.A1" office:value-type="string">
            <text:p text:style-name="P4">QUITAR TODAS una vez que se han agregado todos los componentes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Rótulo</text:p>
          </table:table-cell>
          <table:table-cell table:style-name="Tabla1.A1" office:value-type="string">
            <text:p text:style-name="P4">Quitar la línea wue dice CODIGO PONCHO. Agregar asignatura. Mencionar al revisor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Jerarquía</text:p>
          </table:table-cell>
          <table:table-cell table:style-name="Tabla1.A1" office:value-type="string">
            <text:p text:style-name="P4">Simple Hoja. Ok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Campos KiCost</text:p>
          </table:table-cell>
          <table:table-cell table:style-name="Tabla1.A1" office:value-type="string">
            <text:p text:style-name="P4">OK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Prolijidad conexiones</text:p>
          </table:table-cell>
          <table:table-cell table:style-name="Tabla1.A1" office:value-type="string">
            <text:p text:style-name="P4">Para mejor legibilidad del esquemático se podrían conectar las líneas de RX, TX y VT. Ayudan a visualizar el circuito y no lo complican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Referencias</text:p>
          </table:table-cell>
          <table:table-cell table:style-name="Tabla1.A1" office:value-type="string">
            <text:p text:style-name="P4">Aprovechar las referencias de 3.3V y 5V para evitar las líneas de interconexión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Comentarios</text:p>
          </table:table-cell>
          <table:table-cell table:style-name="Tabla1.A1" office:value-type="string">
            <text:p text:style-name="P4">Las revisiones van en el directorio DOC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La verdad que se me pasó, pero no se puede hacer un diseño sobre un componente/módulo como el H5V3G que no tiene un proveedor y una hoja de datos. Si se consigue proveedor u hoja de datos, indicarlo en alguno de los campos y subir la hoja de datos al proyecto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No me queda claro de donde salen los 5V que ingresan al regulador. Por otro lado los +3.3V de XA1B son de salida, es decir que la EDU-CIAA provee esa tensión en dicho pin. Lo mismo pasa con el pin 42 que provee de 5V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Los power flag colocsarlos en los conectores donde ingresa la alimentación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ERC</text:p>
          </table:table-cell>
          <table:table-cell table:style-name="Tabla1.A1" office:value-type="string">
            <text:p text:style-name="P4">Da un error relacionado a las alimentaciones mencionadas.</text:p>
          </table:table-cell>
        </table:table-row>
        <table:table-row>
          <table:table-cell table:style-name="Tabla1.A1" office:value-type="string">
            <text:p text:style-name="P5">Asociación</text:p>
          </table:table-cell>
          <table:table-cell table:style-name="Tabla1.A1" office:value-type="string">
            <text:p text:style-name="P4">Configuración bibliotecas huellas</text:p>
          </table:table-cell>
          <table:table-cell table:style-name="Tabla1.A1" office:value-type="string">
            <text:p text:style-name="P4">Dejar solo la biblioteca que esta dentro del proyecto. Debe tener ruta relativa. Esa biblioteca debe tener todos los footprints del proyecto. Ver la opción Archive footprints del cvpcb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5">PCB</text:p>
          </table:table-cell>
          <table:table-cell table:style-name="Tabla1.A1" office:value-type="string">
            <text:p text:style-name="P4">Notas en PCB: Grila pos, ruteo. Pista min, Vía min, aguj. min, capas, terminación superficial.</text:p>
          </table:table-cell>
          <table:table-cell table:style-name="Tabla1.A1" office:value-type="string">
            <text:p text:style-name="P4">Falta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Rótulo</text:p>
          </table:table-cell>
          <table:table-cell table:style-name="Tabla1.A1" office:value-type="string">
            <text:p text:style-name="P4">Similar al del esquemático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Encapsulados</text:p>
          </table:table-cell>
          <table:table-cell table:style-name="Tabla1.A1" office:value-type="string">
            <text:p text:style-name="P4">Unificar los tamaños de ser posible. Los 1206 <text:soft-page-break/>estan en deshuso y cuesta conseguirlos. Los 0805 son ideales porque se pueden soldar a mano. Mas chicos que 0805 no es conveniente si se quiere soldar o retrabajar a mano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Borde del PCB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Ancho de pistas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DRC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Ruteo</text:p>
          </table:table-cell>
          <table:table-cell table:style-name="Tabla1.A1" office:value-type="string">
            <text:p text:style-name="P3"><text:span text:style-name="T4">Debería resolverse con la categoría de 8 mils. </text:span><text:a xlink:type="simple" xlink:href="http://www.mayerpcb.com/uploads/estandares.pdf" office:target-frame-name="_blank" xlink:show="new"><text:span text:style-name="T3">http://www.mayerpcb.com/</text:span></text:a><text:span text:style-name="T4"> corregir las vías.</text:span>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Fiduciales</text:p>
          </table:table-cell>
          <table:table-cell table:style-name="Tabla1.A1" office:value-type="string">
            <text:p text:style-name="P4">Faltan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Placement</text:p>
          </table:table-cell>
          <table:table-cell table:style-name="Tabla1.A1" office:value-type="string">
            <text:p text:style-name="P4">Como hay mucho espacio, dejar libre abajo del módulo zigbee. <text:line-break/>Intentar definir dos sectores separados y excluyentes, uno para el Zigbee, y otro para el RF. En el sector inferior izquierdo se mezclan ambos.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Serigrafía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Textos en cobre o en serigrafía, logos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Dimensiones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Fijación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Belleza/Alineación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Vista 3D</text:p>
          </table:table-cell>
          <table:table-cell table:style-name="Tabla1.A1" office:value-type="string">
            <text:p text:style-name="P4">Intentar conseguir el modelo 3D del Módulo Zigbee. Hay un Poncho zigbee que lo tiene. Y sino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7">Areas de cobre</text:p>
          </table:table-cell>
          <table:table-cell table:style-name="Tabla1.C45" office:value-type="string">
            <text:p text:style-name="P1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9T15:21:15.148576637</dc:date>
    <meta:document-statistic meta:table-count="1" meta:image-count="0" meta:object-count="0" meta:page-count="2" meta:paragraph-count="68" meta:word-count="428" meta:character-count="2580" meta:non-whitespace-character-count="2217"/>
    <meta:generator>LibreOffice/4.2.8.2$Linux_X86_64 LibreOffice_project/420m0$Build-2</meta:generator>
  </office:meta>
</office:document-meta>
</file>